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paragraph-properties fo:margin-top="0in" fo:margin-bottom="0in" style:line-height-at-least="0.25in" fo:padding="0in" fo:border="none"/>
      <style:text-properties fo:font-size="12pt" fo:language="en" fo:country="none"/>
    </style:style>
    <style:style style:name="P3" style:family="paragraph" style:parent-style-name="Standard">
      <style:text-properties fo:color="#ffffff" fo:font-size="16pt" style:font-size-asian="16pt" style:font-size-complex="16pt"/>
    </style:style>
    <style:style style:name="P4" style:family="paragraph" style:parent-style-name="Standard">
      <style:paragraph-properties fo:break-before="page"/>
    </style:style>
    <style:style style:name="T1" style:family="text">
      <style:text-properties fo:color="#ffffff" fo:font-size="16pt" style:font-size-asian="16pt" style:font-size-complex="16pt"/>
    </style:style>
    <style:style style:name="T2" style:family="text">
      <style:text-properties fo:font-weight="bold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<text:line-break/>A MICHAEL J BURRY CHARACTER? Perhaps the Michael J Burry Character and The mantis could be combined. <text:line-break/>Arthur and the Mantis meet pretty early on. And they do some pretty hateful shit- <text:line-break/><text:line-break/>The mantis understands economics and business and the political works of things- The economic and agricultural science of the world. <text:line-break/><text:line-break/>They use these things to screw down hard and get what they both want <text:line-break/><text:line-break/>A Norman Borlaug in revese- <text:s/>caused famine, <text:line-break/>See the soviet union famine <text:line-break/></text:span><text:a xlink:type="simple" xlink:href="https://en.wikipedia.org/wiki/Soviet_famine_of_1930–1933" text:style-name="Internet_20_link" text:visited-style-name="Visited_20_Internet_20_Link">https://en.wikipedia.org/wiki/Soviet_famine_of_1930%E2%80%931933</text:a><text:span text:style-name="T1"><text:line-break/><text:line-break/></text:span>Why does socialism lead to famine?</text:p>
      <text:p text:style-name="Standard"><draw:frame draw:style-name="fr1" draw:name="exacc_7Ja5Y4PREurP0PEP0sOjgAs_6" text:anchor-type="char" svg:width="6.7811in" draw:z-index="0"><draw:text-box fo:min-height="0.0161in"><text:section text:style-name="Sect1" text:name="_7Ja5Y4PREurP0PEP0sOjgAs_38"><text:p text:style-name="P1"/><text:section text:style-name="Sect1" text:name="7Ja5Y4PREurP0PEP0sOjgAs__22"><text:p text:style-name="P2">Socialist economies must collectivize agriculture because <text:span text:style-name="T2">without a system of market prices and profits driving resource allocation and production decisions</text:span>, urban areas would starve: They have no means of inducing food production for urban populations</text:p></text:section></text:section></draw:text-box></draw:frame></text:p>
      <text:p text:style-name="P3"/>
      <text:p text:style-name="P3"/>
      <text:p text:style-name="P3"/>
      <text:p text:style-name="P3"/>
      <text:p text:style-name="P3">Captain Joaxi Quin<text:line-break/>Stone</text:p>
      <text:p text:style-name="P3">Silk<text:line-break/>Manttis</text:p>
      <text:p text:style-name="P3">The Auditor </text:p>
      <text:p text:style-name="P3">Anne Of green Gables </text:p>
      <text:p text:style-name="P3">Her boyfriend hank or some other suitable studly name. </text:p>
      <text:p text:style-name="P3"/>
      <text:p text:style-name="P3">THE COMPANY <text:line-break/><text:line-break/>The Hantonese <text:line-break/><text:line-break/>The dutch crater bank</text:p>
      <text:p text:style-name="P3">The Babayaga <text:line-break/>https://meetrussia.online/baba-yaga-in-russian-fairy-tales/<text:line-break/><text:line-break/><text:soft-page-break/>The Gate of the the Gods (THE AI??) </text:p>
      <text:p text:style-name="P3"/>
      <text:p text:style-name="P3">Grandfather </text:p>
      <text:p text:style-name="P3">Pain and pleasure sisters<text:line-break/>Jocko Wilnik Character <text:line-break/>The medic</text:p>
      <text:p text:style-name="P3">The other marine<text:line-break/>Marines in general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ke Stanger</meta:initial-creator>
    <meta:creation-date>2023-01-18T04:23:39.49</meta:creation-date>
    <dc:date>2023-01-18T05:22:41.30</dc:date>
    <dc:creator>Blake Stanger</dc:creator>
    <meta:editing-duration>PT59M1S</meta:editing-duration>
    <meta:editing-cycles>3</meta:editing-cycles>
    <meta:generator>OpenOffice/4.1.11$Win32 OpenOffice.org_project/4111m1$Build-9808</meta:generator>
    <meta:document-statistic meta:table-count="0" meta:image-count="0" meta:object-count="0" meta:page-count="2" meta:paragraph-count="12" meta:word-count="176" meta:character-count="1213"/>
  </office:meta>
</office:document-meta>
</file>